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upira profondément alors qu'il empruntait le même chemin que tous les jours pour rentrer chez lui. Cette journée avait été aussi pénible que toutes les autres. Le garçon avait énormément de mal à s'intégrer dans son collège, que ce soit d'un point de vue scolaire ou sociale. Il éprouvait de terribles difficultés à rester concentré en classe, tant et si bien que ses parents avaient déjà été plusieurs fois convoqués par son professeur principal, celui-ci le soupçonnant d'être atteint d'un déficit de l'attention pathologique. Ce n'était cependant pas la seule raison pour laquelle ils avaient été convoqués, et pour cause ; Edward était soi-disant responsable de « troubles de l'ordre » au sein du collège. Le blondin s'était en fait battu plusieurs fois dans la cour de récréation. Enfin « battu », il s'était surtout fait mettre une rouste à plusieurs reprises par une bande de racailles qui faisait régner la terreur chez les plus jeunes et les plus faibles.</text:p>
      <text:p text:style-name="Standard"/>
      <text:p text:style-name="Standard">Ne vous méprenez pas. Edward était suffisamment discret et suffisamment malin pour qu'on le laisse tranquille de manière générale. S'il se retrouvait impliqué dans ces bagarres c'était de son plein gré. Pourquoi donc un gamin avec un physique aussi peu développé cherchait à se frotter à des vauriens dans ce genre, me demanderez-vous ? Tout simplement car le gamin en question était un tantinet obsédé par l'équilibre sous toutes ses formes, ce qui incluait bien évidemment la justice, et laisser ces voyous racketter et molester d'autres enfants n'était pas quelque chose qui rentrait dans ce credo. Alors il essayait de s'interposer à chaque fois, ce qui lui valait une bonne correction et une convocation chez le directeur. Le préadolescent avait beau expliquer tout ceci à ses parents, ceux-ci ne voulaient rien savoir et lui répétaient simplement inlassablement qu'il ne devait pas se battre.</text:p>
      <text:p text:style-name="Standard"/>
      <text:p text:style-name="Standard">Alors forcément, entre les cours auxquels il n'arrivait pas à accrocher et ça, le collège n'était clairement pas son endroit favori et les journées étaient très longues. Pour autant, Edward était loin d'être malheureux, les heures de cours interminables étant l'occasion rêvée pour laisser son esprit s'évader comme il aimait le faire. Il était d'ailleurs en ce moment même perdu dans ses pensées, suivant machinalement le chemin qu'il prenait chaque jour pour rentrer chez lui. Il n'était pas rare dans une petite ville tranquille de banlieue comme celle où vivaient les Drawde de laisser les enfants rentrer seul, même à onze ans comme Edward. Le quartier était plutôt sûr, aussi la scène à laquelle il assista était suffisamment rare pour être remarquée. La bande de son collège à laquelle il avait l'habitude de se confronter était en train d'emmerder un gosse de son âge environ. Tiré de ses rêveries, Edward se mit à courir en direction de l'attroupement. Arrivé à quelques mètres, il s'arrêta et interpella le petit groupe.</text:p>
      <text:p text:style-name="Standard"/>
      <text:p text:style-name="Standard">-Eh ! Arrêtez !</text:p>
      <text:p text:style-name="Standard"/>
      <text:p text:style-name="Standard">-Oh mais c'est le petit Edward, fit l'un d'entre eux en se retournant. La raclée de ce midi ne t'a pas suffit ?</text:p>
      <text:p text:style-name="Standard"/>
      <text:p text:style-name="Standard">-Ferme-là, Kevin ! Tu veux pas te trouver un adversaire à ta ta...</text:p>
      <text:p text:style-name="Standard"/>
      <text:p text:style-name="Standard">Le coup de poing qu'il reçu dans la poitrine avant qu'il n'ait le temps de finir sa phrase lui coupa net la respiration. Dans un hoquet mêlant surprise et douleur, il fut projeté quelques mètres plus loin et se retrouva le cul sur le bitume, sous le rire moqueur du susnommé Kevin et de sa troupe. En essayant de reprendre son souffle -comprendre ici en respirant comme un bœuf-, Edward se releva difficilement, les mains sur les genoux. Il jeta un regard empli de haine à son agresseur, puis au gamin qu'il était venu secourir. Celui-ci était dans un coin, visiblement terrorisé. Et il n'avait pas tort. Les types qu'ils affrontaient avaient tous au moins deux ou trois ans de plus qu'Edward et ils faisaient facilement une tête de plus que lui. Ce n'était pourtant pas une raison pour les laisser répandre leur bêtise. Dans un cri de rage, le blondin se jeta vers Kevin poing en avant. Il fut cueilli par celui de ce dernier, l'envoyant à nouveau valser, son arcade sourcilière s'ouvrant au passage. Il allait encore prendre un sacré savon en rentrant ce soir...</text:p>
      <text:p text:style-name="P1">Il fallut un certain temps à Edward pour déterminer si ce qui se déroulait sous ses yeux était le fruit du coup qu'il venait de recevoir et qui lui aurait causé des hallucinations où si la scène avait effectivement lieu. Kevin, qui était trop occupé à rire de la mandale qu'il venait de lui envoyer en pleine poire pour regarder autour de lui, se vit soulever du sol d'un bon mètre par un inconnu qui se matérialisa dans son dos sans qu'aucun des protagonistes présents ne le voit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25T19:57:49.43</meta:creation-date>
    <dc:date>2017-05-04T23:52:43.66</dc:date>
    <meta:editing-duration>PT2H59M2S</meta:editing-duration>
    <meta:editing-cycles>146</meta:editing-cycles>
    <meta:generator>OpenOffice/4.1.2$Win32 OpenOffice.org_project/412m3$Build-9782</meta:generator>
    <meta:document-statistic meta:table-count="0" meta:image-count="0" meta:object-count="0" meta:page-count="2" meta:paragraph-count="8" meta:word-count="789" meta:character-count="4644"/>
  </office:meta>
</office:document-meta>
</file>